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dpointReferenceContextImpl.getConfigLookup( EndpointReference ep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pointReferenceContextImpl.prettyPrint( Element 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ndpointReferenceContextImpl.EndpointReferenceContextImpl( OdeContext 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pointReferenceContextImpl.convertEndpoint( QName eprType , Element ep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ndpointReferenceContextImpl.resolveEndpointReference( Element ep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EndpointReferenceContextImpl.convertClarkQName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